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f15" officeooo:paragraph-rsid="001a7f15"/>
    </style:style>
    <style:style style:name="P2" style:family="paragraph" style:parent-style-name="Standard" style:list-style-name="L1">
      <style:text-properties officeooo:rsid="001a7f15" officeooo:paragraph-rsid="001a7f15"/>
    </style:style>
    <style:style style:name="P3" style:family="paragraph" style:parent-style-name="Standard">
      <style:text-properties officeooo:rsid="001aae05" officeooo:paragraph-rsid="001aae05"/>
    </style:style>
    <style:style style:name="P4" style:family="paragraph" style:parent-style-name="Standard">
      <style:text-properties officeooo:rsid="001b2abb" officeooo:paragraph-rsid="001b2abb"/>
    </style:style>
    <style:style style:name="T1" style:family="text">
      <style:text-properties officeooo:rsid="001b2a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debe decidir el modo más eficiente en el que se puedan eliminar los posibles espacios que puedan tener los Tags.</text:p>
      <text:p text:style-name="P1">Se plantean 2 métodos, los cuales serán evaluados tanto por el tiempo que le toma terminar como la cantidad de memoria que requieren.</text:p>
      <text:p text:style-name="P1">Estaremos evaluando:</text:p>
      <text:list xml:id="list2477206876" text:style-name="L1">
        <text:list-header>
          <text:p text:style-name="P2"/>
        </text:list-header>
        <text:list-item>
          <text:p text:style-name="P2">Utilización de la función de python para strings: replace, la cual remplazara el espacio representado por un espacio entre comillas por comillas vacías</text:p>
        </text:list-item>
        <text:list-item>
          <text:p text:style-name="P2">Haciendo un replace por medio de la librería de expresiones regulares de python</text:p>
        </text:list-item>
      </text:list>
      <text:p text:style-name="P1"/>
      <text:p text:style-name="P3">Al utilizar la función de replace nos dan los siguientes resultados:</text:p>
      <text:p text:style-name="P3"><text:tab/>Elapsed time: 0.0018008840270340443</text:p>
      <text:p text:style-name="P3"><text:tab/>mem utilizada: 98.01953125</text:p>
      <text:p text:style-name="P3"/>
      <text:p text:style-name="P3">Mientras que <text:span text:style-name="T1">utilizando elreplace de la librería de expresiones regulares obtuvimos:</text:span></text:p>
      <text:p text:style-name="P3"><text:tab/>Elapsed time: 0.008934385958127677</text:p>
      <text:p text:style-name="P3"><text:tab/>mem utilizada: 98.01953125</text:p>
      <text:p text:style-name="P3"/>
      <text:p text:style-name="P4">Como podemos ver ambos usan la misma cantidad de memoria pero sin embargo al utilizar la función de replace es un poco má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0:40:13.273325107</meta:creation-date>
    <dc:date>2020-01-15T11:49:44.983761428</dc:date>
    <meta:editing-duration>PT2H8M24S</meta:editing-duration>
    <meta:editing-cycles>1</meta:editing-cycles>
    <meta:document-statistic meta:table-count="0" meta:image-count="0" meta:object-count="0" meta:page-count="1" meta:paragraph-count="13" meta:word-count="143" meta:character-count="908" meta:non-whitespace-character-count="776"/>
    <meta:generator>LibreOffice/6.0.7.3$Linux_X86_64 LibreOffice_project/00m0$Build-3</meta:generator>
  </office:meta>
</office:document-meta>
</file>